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a35" officeooo:paragraph-rsid="00183a35"/>
    </style:style>
    <style:style style:name="P2" style:family="paragraph" style:parent-style-name="Standard">
      <style:text-properties officeooo:rsid="00183a35" officeooo:paragraph-rsid="001bf6ed"/>
    </style:style>
    <style:style style:name="P3" style:family="paragraph" style:parent-style-name="Standard">
      <style:text-properties officeooo:rsid="00183a35" officeooo:paragraph-rsid="001f86f7"/>
    </style:style>
    <style:style style:name="P4" style:family="paragraph" style:parent-style-name="Standard">
      <style:text-properties officeooo:rsid="001abb56" officeooo:paragraph-rsid="001abb56"/>
    </style:style>
    <style:style style:name="P5" style:family="paragraph" style:parent-style-name="Standard">
      <style:text-properties officeooo:rsid="001bf6ed" officeooo:paragraph-rsid="001bf6ed"/>
    </style:style>
    <style:style style:name="P6" style:family="paragraph" style:parent-style-name="Standard">
      <style:text-properties officeooo:rsid="001bf6ed" officeooo:paragraph-rsid="001f86f7"/>
    </style:style>
    <style:style style:name="P7" style:family="paragraph" style:parent-style-name="Standard">
      <style:text-properties officeooo:rsid="001f86f7" officeooo:paragraph-rsid="001f86f7"/>
    </style:style>
    <style:style style:name="P8" style:family="paragraph" style:parent-style-name="Standard">
      <style:text-properties fo:color="#c9211e" loext:opacity="100%" officeooo:rsid="00183a35" officeooo:paragraph-rsid="00183a35"/>
    </style:style>
    <style:style style:name="P9" style:family="paragraph" style:parent-style-name="Standard">
      <style:text-properties fo:color="#18a303" loext:opacity="100%" officeooo:rsid="00183a35" officeooo:paragraph-rsid="00183a35"/>
    </style:style>
    <style:style style:name="P10" style:family="paragraph" style:parent-style-name="Standard">
      <style:text-properties fo:font-style="italic" officeooo:rsid="001f86f7" officeooo:paragraph-rsid="001f86f7" style:font-style-asian="italic" style:font-style-complex="italic"/>
    </style:style>
    <style:style style:name="T1" style:family="text">
      <style:text-properties officeooo:rsid="0018f879"/>
    </style:style>
    <style:style style:name="T2" style:family="text">
      <style:text-properties officeooo:rsid="001abb56"/>
    </style:style>
    <style:style style:name="T3" style:family="text">
      <style:text-properties officeooo:rsid="001e6f79"/>
    </style:style>
    <style:style style:name="T4" style:family="text">
      <style:text-properties officeooo:rsid="001f86f7"/>
    </style:style>
    <style:style style:name="T5" style:family="text">
      <style:text-properties officeooo:rsid="00183a35"/>
    </style:style>
    <style:style style:name="T6" style:family="text">
      <style:text-properties officeooo:rsid="00209a6f"/>
    </style:style>
    <style:style style:name="T7" style:family="text">
      <style:text-properties officeooo:rsid="00221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rad course: schedule</text:p>
      <text:p text:style-name="P1"/>
      <text:p text:style-name="P10">Instructor: Jordi Figueras i Ventura</text:p>
      <text:p text:style-name="P7"/>
      <text:p text:style-name="P1">09:00-10:00 <text:s/>Introduction to weather radar</text:p>
      <text:p text:style-name="P1">10:15-11:<text:span text:style-name="T4">00</text:span> <text:s/>Weather radar data processing: open source tools</text:p>
      <text:p text:style-name="P8">11:<text:span text:style-name="T4">00</text:span>-11:30 <text:s/><text:span text:style-name="T4">Coffee break</text:span></text:p>
      <text:p text:style-name="P2">11:30-12:<text:span text:style-name="T4">15</text:span> <text:s/><text:span text:style-name="T2">The MeteoSwiss Py-ART</text:span></text:p>
      <text:p text:style-name="P7">12:15-13:00 <text:s/><text:span text:style-name="T5">Pyrad architecture and princip</text:span><text:span text:style-name="T2">le</text:span><text:span text:style-name="T5">s</text:span></text:p>
      <text:p text:style-name="P8"><text:span text:style-name="T4">13</text:span>:<text:span text:style-name="T4">00</text:span>-14:<text:span text:style-name="T4">30</text:span> <text:s/>lunch break</text:p>
      <text:p text:style-name="P3">14:<text:span text:style-name="T4">30</text:span>-15:00 <text:s/><text:span text:style-name="T2">Developping Pyrad</text:span></text:p>
      <text:p text:style-name="P9">15:00-<text:span text:style-name="T1">1</text:span><text:span text:style-name="T4">7</text:span><text:span text:style-name="T1">:</text:span><text:span text:style-name="T4">00</text:span><text:span text:style-name="T1"> <text:s/></text:span><text:span text:style-name="T6">Practical </text:span><text:span text:style-name="T7">e</text:span><text:span text:style-name="T4">xercises and wrap-up</text:span></text:p>
      <text:p text:style-name="P4"/>
      <text:p text:style-name="P4"/>
      <text:h text:style-name="Heading_20_4" text:outline-level="4"><text:span text:style-name="T4">P</text:span>re-requisites:</text:h>
      <text:p text:style-name="P6">- <text:span text:style-name="T4">Functioning i</text:span>nstallation of Pyrad/<text:span text:style-name="T3">MeteoSwiss Py-ART</text:span></text:p>
      <text:p text:style-name="P5">- Basic knowledge of Python</text:p>
      <text:p text:style-name="P6">- Familiarity with the Scientific Python Stack (numpy, matplotlib, scipy, pandas, <text:span text:style-name="T3">etc.</text:span>) <text:span text:style-name="T3">will be an advantag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4T09:58:37.899000000</meta:creation-date>
    <dc:date>2023-05-02T10:58:53.067000000</dc:date>
    <meta:editing-duration>PT5H9M53S</meta:editing-duration>
    <meta:editing-cycles>6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4" meta:word-count="72" meta:character-count="567" meta:non-whitespace-character-count="501"/>
  </office:meta>
</office:document-meta>
</file>